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eylistHandler.setUnseenLifeTime( String unseenLif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ylistHandler.initSqlQueries( Connection conn , String sqlFile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reylistHandler.setTempBlockTime( String tempBlock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ylistHandler.createTable( Connection conn , String tableNameSqlStringName , String createSqlStrin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reylistHandler.setSqlFileUrl( String sqlFil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ylistHandler.doGreyListCheck( SMTPSession session , String argu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GreylistHandler.setDataSources( DataSourceSelector data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ylistHandler.updateTriplet( Connection conn , String ipAddress , String sender , String recip , int count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eylistHandl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eylist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eylistHandler.insertTriplet( Connection conn , String ipAddress , String sender , String recip , int count , long cre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eylistHandler.configure( Configuration handlerConfigura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GreylistHandler.service( ServiceManager serviceM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eylistHandler.setDnsServer(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ylistHandler.whitelistedNetworks( String networ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eylistHandler.setFileSystem( FileSystem 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ylistHandler.cleanupAutoWhiteListGreyList( Connection conn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eylistHandler.setAutoWhiteListLifeTime( String autoWhiteListLif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ylistHandler.onCommand( SMTPSession ses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eylistHandler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ylistHandler.setDataSource( DataSourceComponent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ylistHandler.setRepositoryPath( String repository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eylistHandler.initDataSource( String repository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eylistHandler.cleanupGreyList( Connection conn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eylistHandler.getGreyListData( Connection conn , String ipAddress , String sender , String reci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